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043E258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0.014cm" svg:y="1.341cm" svg:width="16.671cm" svg:height="12.24cm" draw:z-index="0"><draw:image xlink:href="Pictures/100000000000055600000300043E258E.png" xlink:type="simple" xlink:show="embed" xlink:actuate="onLoad"/></draw:frame> <text:s text:c="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ldar Tapasco</meta:initial-creator>
    <meta:creation-date>2021-10-11T16:07:37.11</meta:creation-date>
    <meta:document-statistic meta:table-count="0" meta:image-count="1" meta:object-count="0" meta:page-count="1" meta:paragraph-count="1" meta:word-count="0" meta:character-count="17"/>
    <dc:date>2021-10-11T16:10:06.32</dc:date>
    <dc:creator>Bildar Tapasco</dc:creator>
    <meta:editing-duration>PT2M31S</meta:editing-duration>
    <meta:editing-cycles>1</meta:editing-cycles>
    <meta:generator>OpenOffice/4.1.10$Win32 OpenOffice.org_project/4110m2$Build-9807</meta:generator>
  </office:meta>
</office:document-meta>
</file>